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5.93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number-columns-repeated="1015" table:default-cell-style-name="ce1"/>
        <table:table-row table:style-name="ro1">
          <table:table-cell table:number-columns-repeated="5"/>
          <table:table-cell office:value-type="string" table:number-columns-spanned="2" table:number-rows-spanned="1">
            <text:p>Control Measures</text:p>
          </table:table-cell>
          <table:covered-table-cell/>
          <table:table-cell table:number-columns-repeated="1017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Evaluation</text:p>
          </table:table-cell>
          <table:table-cell office:value-type="string">
            <text:p>Likelihood</text:p>
          </table:table-cell>
          <table:table-cell office:value-type="string">
            <text:p>Impact</text:p>
          </table:table-cell>
          <table:table-cell office:value-type="string">
            <text:p>Responsibility</text:p>
          </table:table-cell>
          <table:table-cell office:value-type="string">
            <text:p>Implemented</text:p>
          </table:table-cell>
          <table:table-cell office:value-type="string">
            <text:p>Proposed</text:p>
          </table:table-cell>
          <table:table-cell office:value-type="string">
            <text:p>Response</text:p>
          </table:table-cell>
          <table:table-cell table:number-columns-repeated="1016"/>
        </table:table-row>
        <table:table-row table:style-name="ro2">
          <table:table-cell office:value-type="string">
            <text:p>publishing sensitive data</text:p>
          </table:table-cell>
          <table:table-cell office:value-type="string">
            <text:p>access to databas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WTM</text:p>
          </table:table-cell>
          <table:table-cell office:value-type="string">
            <text:p>use env's variables, <text:s/>don't publish on github</text:p>
          </table:table-cell>
          <table:table-cell office:value-type="string">
            <text:p>none</text:p>
          </table:table-cell>
          <table:table-cell office:value-type="string">
            <text:p>added db.credentials int .gitingnore</text:p>
          </table:table-cell>
          <table:table-cell table:number-columns-repeated="1016"/>
        </table:table-row>
        <table:table-row table:style-name="ro2">
          <table:table-cell office:value-type="string">
            <text:p>database intruder</text:p>
          </table:table-cell>
          <table:table-cell office:value-type="string">
            <text:p>data changed, stolen or deleted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WTM</text:p>
          </table:table-cell>
          <table:table-cell office:value-type="string">
            <text:p>none</text:p>
          </table:table-cell>
          <table:table-cell office:value-type="string">
            <text:p>encryption</text:p>
          </table:table-cell>
          <table:table-cell office:value-type="string">
            <text:p>cloned data</text:p>
          </table:table-cell>
          <table:table-cell table:number-columns-repeated="1016"/>
        </table:table-row>
        <table:table-row table:style-name="ro2">
          <table:table-cell office:value-type="string">
            <text:p>compromised software</text:p>
          </table:table-cell>
          <table:table-cell office:value-type="string">
            <text:p>data manipulated, stolen or deleted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WTM</text:p>
          </table:table-cell>
          <table:table-cell office:value-type="string">
            <text:p>none</text:p>
          </table:table-cell>
          <table:table-cell office:value-type="string">
            <text:p>backups</text:p>
          </table:table-cell>
          <table:table-cell office:value-type="string">
            <text:p>install a new software</text:p>
          </table:table-cell>
          <table:table-cell table:number-columns-repeated="1016"/>
        </table:table-row>
        <table:table-row table:style-name="ro2">
          <table:table-cell office:value-type="string">
            <text:p>power shortcuts</text:p>
          </table:table-cell>
          <table:table-cell office:value-type="string">
            <text:p>access to software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power grid company</text:p>
          </table:table-cell>
          <table:table-cell office:value-type="string">
            <text:p>none</text:p>
          </table:table-cell>
          <table:table-cell office:value-type="string">
            <text:p>battery for router and PC</text:p>
          </table:table-cell>
          <table:table-cell office:value-type="string">
            <text:p>backups more often</text:p>
          </table:table-cell>
          <table:table-cell table:number-columns-repeated="1016"/>
        </table:table-row>
        <table:table-row table:style-name="ro2">
          <table:table-cell office:value-type="string">
            <text:p>internet access corruption</text:p>
          </table:table-cell>
          <table:table-cell office:value-type="string">
            <text:p>use another way to get onlin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WTM</text:p>
          </table:table-cell>
          <table:table-cell office:value-type="string">
            <text:p>none</text:p>
          </table:table-cell>
          <table:table-cell office:value-type="string">
            <text:p>another way of connecting </text:p>
          </table:table-cell>
          <table:table-cell office:value-type="string">
            <text:p>free wifi connection</text:p>
          </table:table-cell>
          <table:table-cell table:number-columns-repeated="1016"/>
        </table:table-row>
        <table:table-row table:style-name="ro1">
          <table:table-cell office:value-type="string">
            <text:p>github offline</text:p>
          </table:table-cell>
          <table:table-cell office:value-type="string">
            <text:p>use gitlab instead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icrosoft</text:p>
          </table:table-cell>
          <table:table-cell office:value-type="string">
            <text:p>clone reoo int gitlab</text:p>
          </table:table-cell>
          <table:table-cell office:value-type="string">
            <text:p>none</text:p>
          </table:table-cell>
          <table:table-cell office:value-type="string">
            <text:p>prepare code for a cloning</text:p>
          </table:table-cell>
          <table:table-cell table:number-columns-repeated="1016"/>
        </table:table-row>
        <table:table-row table:style-name="ro2">
          <table:table-cell office:value-type="string">
            <text:p>qa consultant offline</text:p>
          </table:table-cell>
          <table:table-cell office:value-type="string">
            <text:p>call the ofific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qa</text:p>
          </table:table-cell>
          <table:table-cell office:value-type="string">
            <text:p>register</text:p>
          </table:table-cell>
          <table:table-cell office:value-type="string">
            <text:p>none</text:p>
          </table:table-cell>
          <table:table-cell office:value-type="string">
            <text:p>get another consultant contact details</text:p>
          </table:table-cell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0">10/05/2022</text:date>, <text:time>13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3:36:40.31</meta:creation-date>
    <dc:date>2022-05-10T13:57:56.26</dc:date>
    <meta:editing-duration>PT21M15S</meta:editing-duration>
    <meta:editing-cycles>7</meta:editing-cycles>
    <meta:generator>OpenOffice/4.1.12$Win32 OpenOffice.org_project/4112m1$Build-9809</meta:generator>
    <meta:document-statistic meta:table-count="3" meta:cell-count="65" meta:object-count="0"/>
  </office:meta>
</office:document-meta>
</file>